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ヒラギノ丸ゴ ProN W41" svg:font-family="'ヒラギノ丸ゴ ProN W4'"/>
    <style:font-face style:name="ヒラギノ丸ゴ ProN W4" svg:font-family="'ヒラギノ丸ゴ ProN W4'" style:font-family-generic="modern"/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1cm"/>
    </style:style>
    <style:style style:name="co2" style:family="table-column">
      <style:table-column-properties fo:break-before="auto" style:column-width="0.517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776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5" style:family="table-row">
      <style:table-row-properties style:row-height="0.917cm" fo:break-before="auto" style:use-optimal-row-height="false"/>
    </style:style>
    <style:style style:name="ro6" style:family="table-row">
      <style:table-row-properties style:row-height="0.70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ヒラギノ丸ゴ ProN W41" fo:font-size="11pt" fo:font-style="normal" fo:text-shadow="none" style:text-underline-style="none" fo:font-weight="normal" style:font-name-asian="ヒラギノ丸ゴ ProN W41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ヒラギノ丸ゴ ProN W41" fo:font-size="11pt" fo:font-style="normal" fo:text-shadow="none" style:text-underline-style="none" fo:font-weight="normal" style:font-name-asian="ヒラギノ丸ゴ ProN W41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ヒラギノ丸ゴ ProN W41" fo:font-size="11pt" fo:font-style="normal" fo:text-shadow="none" style:text-underline-style="none" fo:font-weight="normal" style:font-name-asian="ヒラギノ丸ゴ ProN W41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ヒラギノ丸ゴ ProN W4" fo:font-size="14pt" fo:font-style="normal" fo:text-shadow="none" style:text-underline-style="none" fo:font-weight="normal" style:font-name-asian="ヒラギノ丸ゴ ProN W4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ヒラギノ丸ゴ ProN W41" fo:font-size="11pt" fo:font-style="normal" fo:text-shadow="none" style:text-underline-style="none" fo:font-weight="normal" style:font-name-asian="ヒラギノ丸ゴ ProN W41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ヒラギノ丸ゴ ProN W41" fo:font-size="11pt" fo:font-style="normal" fo:text-shadow="none" style:text-underline-style="none" fo:font-weight="normal" style:font-name-asian="ヒラギノ丸ゴ ProN W41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ヒラギノ丸ゴ ProN W41" fo:font-size="11pt" fo:font-style="normal" fo:text-shadow="none" style:text-underline-style="none" fo:font-weight="normal" style:font-name-asian="ヒラギノ丸ゴ ProN W41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ヒラギノ丸ゴ ProN W41" fo:font-size="9pt" fo:font-style="normal" fo:text-shadow="none" style:text-underline-style="solid" style:text-underline-width="auto" style:text-underline-color="font-color" fo:font-weight="normal" style:font-name-asian="ヒラギノ丸ゴ ProN W41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ヒラギノ丸ゴ ProN W4" fo:font-size="22pt" fo:font-style="normal" fo:text-shadow="none" style:text-underline-style="none" fo:font-weight="normal" style:font-name-asian="ヒラギノ丸ゴ ProN W4" style:font-size-asian="22pt" style:font-style-asian="normal" style:font-weight-asian="normal" style:font-size-complex="2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ヒラギノ丸ゴ ProN W41" fo:font-size="11pt" fo:font-style="normal" fo:text-shadow="none" style:text-underline-style="none" fo:font-weight="normal" style:font-name-asian="ヒラギノ丸ゴ ProN W41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ヒラギノ丸ゴ ProN W41" fo:font-size="16pt" fo:font-style="normal" fo:text-shadow="none" style:text-underline-style="none" fo:font-weight="bold" style:font-name-asian="ヒラギノ丸ゴ ProN W41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ヒラギノ丸ゴ ProN W41" fo:font-size="18pt" fo:font-style="normal" fo:text-shadow="none" style:text-underline-style="none" fo:font-weight="normal" style:font-name-asian="ヒラギノ丸ゴ ProN W41" style:font-size-asian="18pt" style:font-style-asian="normal" style:font-weight-asian="normal" style:font-size-complex="18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ヒラギノ丸ゴ ProN W41" fo:font-size="18pt" fo:font-style="normal" fo:text-shadow="none" style:text-underline-style="none" fo:font-weight="normal" style:font-name-asian="ヒラギノ丸ゴ ProN W41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ヒラギノ丸ゴ ProN W41" fo:font-size="11pt" fo:font-style="normal" fo:text-shadow="none" style:text-underline-style="none" fo:font-weight="normal" style:font-name-asian="ヒラギノ丸ゴ ProN W41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ヒラギノ丸ゴ ProN W41" fo:font-size="11pt" fo:font-style="normal" fo:text-shadow="none" style:text-underline-style="none" fo:font-weight="normal" style:font-name-asian="ヒラギノ丸ゴ ProN W41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ヒラギノ丸ゴ ProN W41" fo:font-size="11pt" fo:font-style="normal" fo:text-shadow="none" style:text-underline-style="none" fo:font-weight="normal" style:font-name-asian="ヒラギノ丸ゴ ProN W41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ヒラギノ丸ゴ ProN W4" fo:font-size="20pt" fo:font-style="normal" fo:text-shadow="none" style:text-underline-style="none" fo:font-weight="normal" style:font-name-asian="ヒラギノ丸ゴ ProN W4" style:font-size-asian="20pt" style:font-style-asian="normal" style:font-weight-asian="normal" style:font-size-complex="2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ヒラギノ丸ゴ ProN W4" fo:font-size="9pt" fo:font-style="normal" fo:text-shadow="none" style:text-underline-style="none" fo:font-weight="normal" style:font-name-asian="ヒラギノ丸ゴ ProN W4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ヒラギノ丸ゴ ProN W41" fo:font-size="11pt" fo:font-style="normal" fo:text-shadow="none" style:text-underline-style="none" fo:font-weight="normal" style:font-name-asian="ヒラギノ丸ゴ ProN W41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5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ヒラギノ丸ゴ ProN W41" fo:font-size="18pt" fo:font-style="normal" fo:text-shadow="none" style:text-underline-style="none" fo:font-weight="normal" style:font-name-asian="ヒラギノ丸ゴ ProN W41" style:font-size-asian="18pt" style:font-style-asian="normal" style:font-weight-asian="normal" style:font-size-complex="18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ヒラギノ丸ゴ ProN W41" fo:font-size="11pt" fo:font-style="normal" fo:text-shadow="none" style:text-underline-style="none" fo:font-weight="normal" style:font-name-asian="ヒラギノ丸ゴ ProN W41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ヒラギノ丸ゴ ProN W4" fo:font-size="10pt" fo:font-style="normal" fo:text-shadow="none" style:text-underline-style="none" fo:font-weight="normal" style:font-name-asian="ヒラギノ丸ゴ ProN W4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ヒラギノ丸ゴ ProN W41" fo:font-size="16pt" fo:font-style="normal" fo:text-shadow="none" style:text-underline-style="none" fo:font-weight="bold" style:font-name-asian="ヒラギノ丸ゴ ProN W41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ヒラギノ丸ゴ ProN W4" fo:font-size="10pt" fo:font-style="normal" fo:text-shadow="none" style:text-underline-style="none" fo:font-weight="normal" style:font-name-asian="ヒラギノ丸ゴ ProN W4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ヒラギノ丸ゴ ProN W41" fo:font-size="11pt" fo:font-style="normal" fo:text-shadow="none" style:text-underline-style="none" fo:font-weight="normal" style:font-name-asian="ヒラギノ丸ゴ ProN W41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ヒラギノ丸ゴ ProN W4" fo:font-size="11pt" fo:font-style="normal" fo:text-shadow="none" style:text-underline-style="none" fo:font-weight="normal" style:font-name-asian="ヒラギノ丸ゴ ProN W4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ヒラギノ丸ゴ ProN W4" fo:font-size="11pt" fo:font-style="normal" fo:text-shadow="none" style:text-underline-style="none" fo:font-weight="normal" style:font-name-asian="ヒラギノ丸ゴ ProN W4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ヒラギノ丸ゴ ProN W41" fo:font-size="11pt" fo:font-style="normal" fo:text-shadow="none" style:text-underline-style="none" fo:font-weight="normal" style:font-name-asian="ヒラギノ丸ゴ ProN W41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ヒラギノ丸ゴ ProN W41" fo:font-size="11pt" fo:font-style="normal" fo:text-shadow="none" style:text-underline-style="none" fo:font-weight="normal" style:font-name-asian="ヒラギノ丸ゴ ProN W41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ext-properties style:use-window-font-color="true" style:text-outline="false" style:text-line-through-style="none" style:font-name="ヒラギノ丸ゴ ProN W41" fo:font-size="11pt" fo:font-style="normal" fo:text-shadow="none" style:text-underline-style="none" fo:font-weight="normal" style:font-name-asian="ヒラギノ丸ゴ ProN W41" style:font-size-asian="11pt" style:font-style-asian="normal" style:font-weight-asian="normal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base-cell-address="Sheet1.C8">
          <table:error-message table:message-type="stop" table:display="true"/>
        </table:content-validation>
      </table:content-validations>
      <table:table table:name="Sheet1" table:style-name="ta1" table:print="false">
        <office:forms form:automatic-focus="false" form:apply-design-mode="false"/>
        <table:table-column table:style-name="co1" table:number-columns-repeated="26" table:default-cell-style-name="ce1"/>
        <table:table-column table:style-name="co2" table:number-columns-repeated="231" table:default-cell-style-name="ce1"/>
        <table:table-column table:style-name="co2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8"/>
          <table:table-cell table:number-columns-repeated="21"/>
          <table:table-cell table:style-name="ce21"/>
          <table:table-cell table:style-name="ce28"/>
          <table:table-cell/>
          <table:table-cell table:style-name="ce28"/>
          <table:table-cell/>
          <table:table-cell table:style-name="ce28"/>
          <table:table-cell table:number-columns-repeated="991"/>
        </table:table-row>
        <table:table-row table:style-name="ro2">
          <table:table-cell table:number-columns-repeated="2"/>
          <table:table-cell table:style-name="ce3" table:number-columns-repeated="3"/>
          <table:table-cell table:number-columns-repeated="18"/>
          <table:table-cell table:style-name="ce22"/>
          <table:table-cell table:number-columns-repeated="2"/>
          <table:table-cell table:style-name="ce10" office:value-type="string">
            <text:p>No.</text:p>
          </table:table-cell>
          <table:table-cell table:style-name="ce10" table:number-columns-repeated="7"/>
          <table:table-cell table:number-columns-repeated="990"/>
        </table:table-row>
        <table:table-row table:style-name="ro3">
          <table:table-cell table:number-columns-repeated="1024"/>
        </table:table-row>
        <table:table-row table:style-name="ro4">
          <table:table-cell table:style-name="ce2" table:number-columns-repeated="8"/>
          <table:table-cell table:style-name="ce11" table:number-columns-repeated="2"/>
          <table:table-cell table:style-name="ce12" office:value-type="string" table:number-columns-spanned="12" table:number-rows-spanned="1">
            <text:p>御　　見　　積　　書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2"/>
          <table:table-cell table:style-name="ce23" table:number-columns-repeated="2"/>
          <table:table-cell table:style-name="ce25"/>
          <table:table-cell table:style-name="ce26" table:number-columns-repeated="9"/>
          <table:table-cell table:style-name="ce2" table:number-columns-repeated="2"/>
          <table:table-cell table:style-name="ce29"/>
          <table:table-cell table:style-name="ce2" table:number-columns-repeated="986"/>
        </table:table-row>
        <table:table-row table:style-name="ro4">
          <table:table-cell table:style-name="ce2" table:number-columns-repeated="8"/>
          <table:table-cell table:style-name="ce11" table:number-columns-repeated="3"/>
          <table:table-cell table:style-name="ce13" table:number-columns-repeated="12"/>
          <table:table-cell table:style-name="ce23" table:number-columns-repeated="2"/>
          <table:table-cell table:style-name="ce25"/>
          <table:table-cell table:style-name="ce26" table:number-columns-repeated="9"/>
          <table:table-cell table:style-name="ce2" table:number-columns-repeated="2"/>
          <table:table-cell table:style-name="ce29"/>
          <table:table-cell table:style-name="ce2" table:number-columns-repeated="986"/>
        </table:table-row>
        <table:table-row table:style-name="ro1">
          <table:table-cell table:number-columns-repeated="26"/>
          <table:table-cell table:style-name="ce27" table:number-columns-repeated="9"/>
          <table:table-cell table:number-columns-repeated="2"/>
          <table:table-cell table:style-name="ce30"/>
          <table:table-cell table:number-columns-repeated="986"/>
        </table:table-row>
        <table:table-row table:style-name="ro5">
          <table:table-cell table:number-columns-repeated="2"/>
          <table:table-cell table:style-name="ce4" table:content-validation-name="val1"/>
          <table:table-cell table:style-name="ce4" table:number-columns-repeated="8"/>
          <table:table-cell table:style-name="ce14" office:value-type="string">
            <text:p>御 <text:s/>中</text:p>
          </table:table-cell>
          <table:table-cell table:style-name="ce14"/>
          <table:table-cell table:number-columns-repeated="4"/>
          <table:table-cell table:style-name="ce15"/>
          <table:table-cell/>
          <table:table-cell table:style-name="ce18" table:number-columns-repeated="3"/>
          <table:table-cell table:style-name="ce21" table:number-columns-repeated="2"/>
          <table:table-cell table:style-name="ce18"/>
          <table:table-cell table:number-columns-repeated="999"/>
        </table:table-row>
        <table:table-row table:style-name="ro5">
          <table:table-cell table:number-columns-repeated="2"/>
          <table:table-cell table:style-name="ce5" office:value-type="string">
            <text:p>下記の通り御見積申し上げます。</text:p>
          </table:table-cell>
          <table:table-cell table:number-columns-repeated="1021"/>
        </table:table-row>
        <table:table-row table:style-name="ro1">
          <table:table-cell table:number-columns-repeated="17"/>
          <table:table-cell table:style-name="ce16" table:number-columns-repeated="4"/>
          <table:table-cell/>
          <table:table-cell table:style-name="ce16" table:number-columns-repeated="4"/>
          <table:table-cell table:number-columns-repeated="998"/>
        </table:table-row>
        <table:table-row table:style-name="ro2">
          <table:table-cell table:number-columns-repeated="2"/>
          <table:table-cell office:value-type="string">
            <text:p>件名：</text:p>
          </table:table-cell>
          <table:table-cell/>
          <table:table-cell table:style-name="ce7" table:content-validation-name="val1"/>
          <table:table-cell table:number-columns-repeated="12"/>
          <table:table-cell table:style-name="ce7" table:content-validation-name="val1" table:number-columns-repeated="4"/>
          <table:table-cell table:content-validation-name="val1"/>
          <table:table-cell table:style-name="ce7" table:content-validation-name="val1" table:number-columns-repeated="4"/>
          <table:table-cell table:number-columns-repeated="998"/>
        </table:table-row>
        <table:table-row table:style-name="ro2">
          <table:table-cell table:number-columns-repeated="2"/>
          <table:table-cell office:value-type="string">
            <text:p>納品日付：</text:p>
          </table:table-cell>
          <table:table-cell table:number-columns-repeated="11"/>
          <table:table-cell table:style-name="ce3" table:number-columns-repeated="2"/>
          <table:table-cell/>
          <table:table-cell table:style-name="ce7" table:content-validation-name="val1" table:number-columns-repeated="4"/>
          <table:table-cell table:content-validation-name="val1"/>
          <table:table-cell table:style-name="ce7" table:content-validation-name="val1" table:number-columns-repeated="4"/>
          <table:table-cell table:number-columns-repeated="998"/>
        </table:table-row>
        <table:table-row table:style-name="ro2">
          <table:table-cell table:number-columns-repeated="2"/>
          <table:table-cell table:style-name="ce6" office:value-type="string">
            <text:p>納品場所：</text:p>
          </table:table-cell>
          <table:table-cell table:style-name="ce6" table:number-columns-repeated="2"/>
          <table:table-cell/>
          <table:table-cell table:style-name="ce3" table:number-columns-repeated="10"/>
          <table:table-cell table:number-columns-repeated="4"/>
          <table:table-cell table:style-name="ce19"/>
          <table:table-cell/>
          <table:table-cell table:style-name="ce6"/>
          <table:table-cell office:value-type="string">
            <text:p>株式会社 ◯×通商 　　　　　　　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 office:value-type="string">
            <text:p>支払条件：</text:p>
          </table:table-cell>
          <table:table-cell table:style-name="ce6" table:number-columns-repeated="2"/>
          <table:table-cell/>
          <table:table-cell table:style-name="ce3" table:number-columns-repeated="10"/>
          <table:table-cell table:number-columns-repeated="4"/>
          <table:table-cell table:style-name="ce19"/>
          <table:table-cell/>
          <table:table-cell table:style-name="ce6"/>
          <table:table-cell table:style-name="ce24" table:content-validation-name="val1" office:value-type="string">
            <text:p>〒000-0000</text:p>
          </table:table-cell>
          <table:table-cell table:number-columns-repeated="1000"/>
        </table:table-row>
        <table:table-row table:style-name="ro2">
          <table:table-cell table:number-columns-repeated="2"/>
          <table:table-cell office:value-type="string">
            <text:p>有効期限：</text:p>
          </table:table-cell>
          <table:table-cell table:number-columns-repeated="3"/>
          <table:table-cell table:style-name="ce3" table:number-columns-repeated="10"/>
          <table:table-cell table:number-columns-repeated="7"/>
          <table:table-cell table:style-name="ce16" office:value-type="string">
            <text:p>愛知県名古屋市△□区123-456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style-name="ce3" table:number-columns-repeated="7"/>
          <table:table-cell table:number-columns-repeated="7"/>
          <table:table-cell table:style-name="ce7" table:content-validation-name="val1" office:value-type="string">
            <text:p>TEL 9999-99-9999</text:p>
          </table:table-cell>
          <table:table-cell table:number-columns-repeated="1000"/>
        </table:table-row>
        <table:table-row table:style-name="ro2">
          <table:table-cell table:number-columns-repeated="2"/>
          <table:table-cell office:value-type="string">
            <text:p>御見積金額合計：</text:p>
          </table:table-cell>
          <table:table-cell table:number-columns-repeated="4"/>
          <table:table-cell table:style-name="ce10" table:number-columns-repeated="10"/>
          <table:table-cell table:number-columns-repeated="6"/>
          <table:table-cell table:style-name="ce7" table:content-validation-name="val1" office:value-type="string">
            <text:p>FAX 9999-99-9999</text:p>
          </table:table-cell>
          <table:table-cell table:number-columns-repeated="1000"/>
        </table:table-row>
        <table:table-row table:style-name="ro6">
          <table:table-cell table:number-columns-repeated="6"/>
          <table:table-cell table:style-name="ce2"/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3" table:number-columns-repeated="5"/>
          <table:table-cell table:style-name="ce9" table:number-columns-repeated="7"/>
          <table:table-cell table:style-name="ce3" table:number-columns-repeated="2"/>
          <table:table-cell table:number-columns-repeated="1009"/>
        </table:table-row>
        <table:table-row table:style-name="ro6">
          <table:table-cell/>
          <table:table-cell table:style-name="ce3" table:number-columns-repeated="14"/>
          <table:table-cell table:number-columns-repeated="2"/>
          <table:table-cell table:style-name="ce17" table:number-columns-repeated="4"/>
          <table:table-cell table:style-name="ce20" table:number-columns-repeated="2"/>
          <table:table-cell table:number-columns-repeated="1001"/>
        </table:table-row>
        <table:table-row table:style-name="ro1">
          <table:table-cell/>
          <table:table-cell table:style-name="ce3" table:number-columns-repeated="14"/>
          <table:table-cell table:number-columns-repeated="1009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ヒラギノ丸ゴ ProN W41" svg:font-family="'ヒラギノ丸ゴ ProN W4'"/>
    <style:font-face style:name="ヒラギノ丸ゴ ProN W4" svg:font-family="'ヒラギノ丸ゴ ProN W4'" style:font-family-generic="modern"/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¥</number:text>
      <number:number number:decimal-places="0" number:min-integer-digits="1" number:grouping="true"/>
      <number:text> </number:text>
    </number:number-style>
    <number:number-style style:name="N132P1" style:volatile="true">
      <number:text> ¥-</number:text>
      <number:number number:decimal-places="0" number:min-integer-digits="1" number:grouping="true"/>
      <number:text> </number:text>
    </number:number-style>
    <number:number-style style:name="N132P2" style:volatile="true">
      <number:text> ¥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number number:decimal-places="2" number:min-integer-digits="1" number:grouping="true"/>
      <number:text> </number:text>
    </number:number-style>
    <number:number-style style:name="N140P1" style:volatile="true">
      <number:text> ¥-</number:text>
      <number:number number:decimal-places="2" number:min-integer-digits="1" number:grouping="true"/>
      <number:text> </number:text>
    </number:number-style>
    <number:number-style style:name="N140P2" style:volatile="true">
      <number:text> ¥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number number:decimal-places="0" number:min-integer-digits="3"/>
    </number:number-style>
    <number:number-style style:name="N146">
      <number:number number:decimal-places="0" number:min-integer-digits="5">
        <number:embedded-text number:position="2">-</number:embedded-text>
      </number:number>
      <style:map style:condition="value()&lt;=999" style:apply-style-name="N146P0"/>
    </number:number-style>
    <number:date-style style:name="N148P0" style:volatile="true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48">
      <number:text-content/>
      <style:map style:condition="value()&gt;=0" style:apply-style-name="N148P0"/>
    </number:text-style>
    <number:number-style style:name="N149P0" style:volatile="true">
      <number:text>¥</number:text>
      <number:number number:decimal-places="0" number:min-integer-digits="1" number:grouping="true"/>
    </number:number-style>
    <number:number-style style:name="N149">
      <number:text>¥-</number:text>
      <number:number number:decimal-places="0" number:min-integer-digits="1" number:grouping="true"/>
      <number:text>※</number:text>
      <style:map style:condition="value()&gt;=0" style:apply-style-name="N149P0"/>
    </number:number-style>
    <number:number-style style:name="N151P0" style:volatile="true">
      <number:text>¥</number:text>
      <number:number number:decimal-places="0" number:min-integer-digits="1" number:grouping="true"/>
      <number:text>※</number:text>
    </number:number-style>
    <number:number-style style:name="N151">
      <number:text>¥-</number:text>
      <number:number number:decimal-places="0" number:min-integer-digits="1" number:grouping="true"/>
      <number:text>※</number:text>
      <style:map style:condition="value()&gt;=0" style:apply-style-name="N151P0"/>
    </number:number-style>
    <number:number-style style:name="N153P0" style:volatile="true">
      <number:text>¥</number:text>
      <number:number number:decimal-places="0" number:min-integer-digits="1" number:grouping="true"/>
      <number:text>－</number:text>
    </number:number-style>
    <number:number-style style:name="N153">
      <number:text>¥-</number:text>
      <number:number number:decimal-places="0" number:min-integer-digits="1" number:grouping="true"/>
      <number:text>－</number:text>
      <style:map style:condition="value()&gt;=0" style:apply-style-name="N153P0"/>
    </number:number-style>
    <number:number-style style:name="N155P0" style:volatile="true">
      <number:text>¥</number:text>
      <number:number number:decimal-places="0" number:min-integer-digits="1" number:grouping="true"/>
      <number:text>-</number:text>
    </number:number-style>
    <number:number-style style:name="N155">
      <number:text>¥-</number:text>
      <number:number number:decimal-places="0" number:min-integer-digits="1" number:grouping="true"/>
      <number:text>-</number:text>
      <style:map style:condition="value()&gt;=0" style:apply-style-name="N155P0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ＭＳ Ｐゴシック" fo:font-size="11pt" fo:font-style="normal" fo:text-shadow="none" style:text-underline-style="solid" style:text-underline-width="auto" style:text-underline-color="font-color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2">2011/01/22</text:date>, <text:time>15:29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0-11-30T12:30:10</meta:creation-date>
    <dc:date>2011-01-22T15:29:32</dc:date>
    <meta:print-date>2011-01-22T12:25:41</meta:print-date>
    <meta:generator>OpenOffice.org/3.2$Unix OpenOffice.org_project/320m18$Build-9502</meta:generator>
    <meta:editing-duration>PT00H01M30S</meta:editing-duration>
    <meta:editing-cycles>2</meta:editing-cycles>
    <meta:document-statistic meta:table-count="1" meta:cell-count="15" meta:object-count="0"/>
  </office:meta>
</office:document-meta>
</file>